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_V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slow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abit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50">
            <text:p>5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slow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fast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Vfast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50">
            <text:p>7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4/01/2016</text:date>, <text:time>01:3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6-04-01T01:39:05.91</dc:date>
    <meta:editing-duration>PT40M8S</meta:editing-duration>
    <meta:editing-cycles>63</meta:editing-cycles>
    <meta:document-statistic meta:table-count="1" meta:cell-count="286" meta:object-count="0"/>
  </office:meta>
</office:document-meta>
</file>